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Arial, Helvetica, sans-serif'" style:font-family-asian="'Arial, Helvetica, sans-serif'" style:font-family-complex="'Arial, Helvetica, sans-serif'" fo:background-color="transparent" fo:color="#222222"/>
    </style:style>
    <style:style style:name="T2" style:family="text">
      <style:text-properties fo:font-size="12.00pt" fo:font-weight="normal" fo:font-family="'Arial, Helvetica, sans-serif'" style:font-family-asian="'Arial, Helvetica, sans-serif'" style:font-family-complex="'Arial, Helvetica, sans-serif'" fo:background-color="transparent" fo:color="#222222" fo:font-style="italic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fo:color="#222222" fo:font-style="italic"/>
    </style:style>
    <style:style style:name="T4" style:family="text">
      <style:text-properties fo:font-size="12.00pt" fo:font-weight="normal" fo:font-family="'Arial, Helvetica, sans-serif'" style:font-family-asian="'Arial, Helvetica, sans-serif'" style:font-family-complex="'Arial, Helvetica, sans-serif'" fo:background-color="transparent" fo:color="#222222" fo:font-style="italic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15.00%" fo:text-align="left" fo:margin-left="25.50pt" fo:text-indent="0.00pt"/>
    </style:style>
    <style:style style:name="P2" style:family="paragraph">
      <style:paragraph-properties fo:line-height="115.00%" fo:text-align="center" fo:margin-left="25.50pt" fo:text-indent="0.00pt"/>
    </style:style>
    <style:style style:name="P3" style:family="paragraph">
      <style:paragraph-properties fo:line-height="115.00%" fo:text-align="left" fo:margin-left="25.50pt" fo:text-indent="0.00pt"/>
    </style:style>
    <style:style style:name="P4" style:family="paragraph">
      <style:paragraph-properties fo:line-height="115.00%" fo:text-align="left"/>
    </style:style>
  </office:automatic-styles>
  <office:body>
    <office:text>
      <text:p text:style-name="P1"><text:span text:style-name="T1">We are trying to regenerate the results of another paper.</text:span></text:p>
      <text:p text:style-name="P1"><text:span text:style-name="T1"/></text:p>
      <text:p text:style-name="P2"><text:span text:style-name="T2">A Model of Failure and Localization of Basalt</text:span></text:p>
      <text:p text:style-name="P2"><text:span text:style-name="T2">at Temperature and Pressure Conditions</text:span></text:p>
      <text:p text:style-name="P2"><text:span text:style-name="T2">Spanning the Brittle</text:span><text:span text:style-name="T3">‐Ductile Transition</text:span></text:p>
      <text:p text:style-name="P2"><text:span text:style-name="T4">Francesco Parisio 1,2</text:span></text:p>
      <text:p text:style-name="P2"><text:span text:style-name="T5">, Christoph Lehmann 3 , and Thomas Nagel 1</text:span></text:p>
      <text:p text:style-name="P3"><text:span text:style-name="T5"><text:tab/><text:tab/><text:tab/><text:tab/><text:tab/><text:tab/><text:tab/></text:span></text:p>
      <text:p text:style-name="P3"><text:span text:style-name="T5">In this paper, we have a 2D rectangular geometry in which we have temperature and confining stress. It is a thermo-mechanical problem. Xue Rui sent me a .prj file for a thermo-mechanical simulation of a cubic geometry. She also sent along the geometry files for that cubic geometry. This model uses the same physical parameters as is described in the paper. I read the constitutive model , section 2, in the paper thoroughly and found all the model parameters were defined in the prj file as well, just with slightly different values.</text:span></text:p>
      <text:p text:style-name="P3"><text:span text:style-name="T6"/></text:p>
      <text:p text:style-name="P3"><text:span text:style-name="T7">So now my task is to modify the prj file in the following ways:</text:span></text:p>
      <text:p text:style-name="P3"><text:span text:style-name="T7">1- modify the parameters' values to correspond the same values as in the paper.</text:span></text:p>
      <text:p text:style-name="P3"><text:span text:style-name="T7">2- modify the boundary and initial conditions to match the 2D case in the paper. </text:span></text:p>
      <text:p text:style-name="P3"><text:span text:style-name="T7">3- I have to also make a new 2D geometry gml file and refer to that in the prj file instead of the 3D cubic geometry referred to in the prf file.</text:span></text:p>
      <text:p text:style-name="P3"><text:span text:style-name="T7">4- Then run the prj file and get similar plots for temperature and stress distributions as in Fig. 4 of the paper. <text:line-break/><text:line-break/>All the files relevant to this task are in the folder on my PC.</text:span></text:p>
      <text:p text:style-name="P3"><text:span text:style-name="T7">/home/tanzeela/My folders/Xue_hiwi/Tanzeela/1_example/</text:span><text:span text:style-name="T8">BDT_model<text:line-break/><text:line-break/></text:span><text:span text:style-name="T9">Also, Xue Rui uploaded the folder in the seafile link called<text:s text:c="2"/>BDT_model. It has its own ogs file with a library that I need to run the prj file specific to this case. </text:span></text:p>
      <text:p text:style-name="P3"><text:span text:style-name="T10"/></text:p>
      <text:p text:style-name="P3"><text:span text:style-name="T11">I had to run it by also copying the libraries from previous “lib” folder. Also have to use the chmod command in command line so that it doesn’t deny the permission.</text:span></text:p>
      <text:p text:style-name="P3"><text:span text:style-name="T11"/></text:p>
      <text:p text:style-name="P3"><text:span text:style-name="T11">The code to convert the gli file to gml is also in this file.</text:span></text:p>
      <text:p text:style-name="P3"><text:span text:style-name="T12">/home/tanzeela/My folders/Xue_hiwi/Tanzeela/Share_files/</text:span><text:span text:style-name="T13">convert_gli_gml</text:span><text:span text:style-name="T14"/></text:p>
      <text:p text:style-name="P3"><text:span text:style-name="T15"/></text:p>
      <text:p text:style-name="P3"><text:span text:style-name="T16">Where I left it last time </text:span></text:p>
      <text:p text:style-name="P3"><text:span text:style-name="T17">I was successful in changing the prj file and editing the values of the parameters so that they have the same values as in the paper. </text:span></text:p>
      <text:p text:style-name="P3"><text:span text:style-name="T17"/></text:p>
      <text:p text:style-name="P3"><text:span text:style-name="T17">I also modified the boundary and initial conditions in the prj file. The latest version of the prj file is named simulation1.prj. </text:span></text:p>
      <text:p text:style-name="P3"><text:span text:style-name="T17"/></text:p>
      <text:p text:style-name="P3"><text:span text:style-name="T17">I encountered an error regarding time stepping so I changed that also in the prj file. I am not sure if that should be kept the same as in the original cubic prj or not. </text:span></text:p>
      <text:p text:style-name="P3"><text:span text:style-name="T17"/></text:p>
      <text:p text:style-name="P3"><text:span text:style-name="T17">I ran the prj file with the gml file Xue Rui sent to me because it was giving errors with the file that I made. This time, the simulation ran and I had some results in the form of pvd files. I did not check them in Paraview and left it at that.</text:span></text:p>
      <text:p text:style-name="P4"><text:span text:style-name="T17">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